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ntecedentes</text:h>
      <text:p text:style-name="Text_20_body">Estas opciones definen <text:span text:style-name="T1">cómo y con qué fondos</text:span> se calculará tu pensión.</text:p>
      <text:list xml:id="list723032860" text:style-name="L1">
        <text:list-item>
          <text:p text:style-name="P2"><text:span text:style-name="T1">Deseo pensión preliminar:</text:span> Permite recibir un pago provisorio mientras se termina de calcular el monto definitivo (útil para no quedar sin ingresos durante el trámite).</text:p>
        </text:list-item>
        <text:list-item>
          <text:p text:style-name="P2"><text:span text:style-name="T1">Solicitar PGU:</text:span> Trámite para obtener la Pensión Garantizada Universal, un beneficio estatal para mayores de 65 años que no pertenecen al 10% más rico.</text:p>
        </text:list-item>
        <text:list-item>
          <text:p text:style-name="P2"><text:span text:style-name="T1">Solicitar aporte solidario de invalidez:</text:span> Complemento estatal para mejorar pensiones de invalidez bajas.</text:p>
        </text:list-item>
        <text:list-item>
          <text:p text:style-name="P2"><text:span text:style-name="T1">Recibo pensión antiguo sistema:</text:span> Indica si ya tienes una jubilación por las ex-Cajas de Previsión (como Canaempu, Empart, etc.).</text:p>
        </text:list-item>
        <text:list-item>
          <text:p text:style-name="P2"><text:span text:style-name="T1">Recibo pensión invalidez de este Sistema:</text:span> Informa si ya estás percibiendo una pensión de invalidez a través de una AFP.</text:p>
        </text:list-item>
        <text:list-item>
          <text:p text:style-name="P2"><text:span text:style-name="T1">Ajuste a pensión mínima / básica solidaria:</text:span> Opciones para solicitar que el Estado complete tu pensión si el ahorro propio no alcanza los montos mínimos legales.</text:p>
        </text:list-item>
        <text:list-item>
          <text:p text:style-name="P2"><text:span text:style-name="T1">Afecto al Estatuto Administrativo:</text:span> Indica si eres funcionario público, lo que puede implicar normativas especiales para el retiro.</text:p>
        </text:list-item>
        <text:list-item>
          <text:p text:style-name="P2"><text:span text:style-name="T1">Destinar APV / APVC al financiamiento:</text:span> Decisión de sumar tus ahorros voluntarios (individuales o colectivos) al pozo total para aumentar la pensión mensual.</text:p>
        </text:list-item>
        <text:list-item>
          <text:p text:style-name="P2"><text:span text:style-name="T1">Traspasar fondos de Cuenta de Ahorro Voluntario (Cuenta 2):</text:span> Permite mover el dinero de tu Cuenta 2 a tu cuenta obligatoria para financiar la pensión.</text:p>
        </text:list-item>
        <text:list-item>
          <text:p text:style-name="P2"><text:span text:style-name="T1">Poseo depósitos convenidos:</text:span> Informa sobre ahorros acordados con tu empleador para fines previsionales.</text:p>
        </text:list-item>
        <text:list-item>
          <text:p text:style-name="P2"><text:span text:style-name="T1">Traspasar fondos de Cuenta de Cesantía (CIC):</text:span> Opción de usar el saldo de la cuenta individual de cesantía (AFC) para mejorar el monto de la jubilación.</text:p>
        </text:list-item>
        <text:list-item>
          <text:p text:style-name="P2"><text:span text:style-name="T1">Cotizaciones / Residencia en otro país:</text:span> Activa los convenios internacionales para reconocer años trabajados o vividos fuera de Chile.</text:p>
        </text:list-item>
        <text:list-item>
          <text:p text:style-name="P2"><text:span text:style-name="T1">Deseo cambiar de Tipo de Fondo:</text:span> Permite moverte entre los fondos (A, B, C, D o E) justo antes de pensionarte.</text:p>
        </text:list-item>
        <text:list-item>
          <text:p text:style-name="P2"><text:span text:style-name="T1">Listado Público de Información:</text:span> Autoriza a que asesores previsionales y compañías de seguros vean tus datos para ofrecerte ofertas de pensión.</text:p>
        </text:list-item>
      </text:list>
      <text:p text:style-name="Horizontal_20_Line"/>
      <text:h text:style-name="P1" text:outline-level="2">Autorizaciones</text:h>
      <text:p text:style-name="Text_20_body">Aquí otorgas permiso para que se realicen gestiones administrativas en tu nombre.</text:p>
      <text:list xml:id="list3439576859" text:style-name="L2">
        <text:list-item>
          <text:p text:style-name="P3"><text:soft-page-break/><text:span text:style-name="T1">Suscribir solicitud de Bono de Reconocimiento:</text:span> Autoriza el trámite para cobrar el dinero que el Estado te debe por tus cotizaciones en el sistema antiguo.</text:p>
        </text:list-item>
        <text:list-item>
          <text:p text:style-name="P3"><text:span text:style-name="T1">Solicitar información del estado del trámite:</text:span> Permite consultar en qué etapa va el proceso de pensión.</text:p>
        </text:list-item>
        <text:list-item>
          <text:p text:style-name="P3"><text:span text:style-name="T1">Retirar Certificado de Saldo:</text:span> Autoriza a obtener el documento oficial que dice exactamente cuánto dinero tienes para pensionarte.</text:p>
        </text:list-item>
        <text:list-item>
          <text:p text:style-name="P3"><text:span text:style-name="T1">Formularios de Destino/Transferencia/Selección:</text:span> Son las autorizaciones legales para mover los ahorros voluntarios (APV, Cuenta 2) mencionados en la sección anterior.</text:p>
        </text:list-item>
        <text:list-item>
          <text:p text:style-name="P3"><text:span text:style-name="T1">Cambio de modalidad de pensión:</text:span> Permite gestionar el paso de una modalidad a otra (ejemplo: de Retiro Programado a Renta Vitalicia).</text:p>
        </text:list-item>
        <text:list-item>
          <text:p text:style-name="P3"><text:span text:style-name="T1">Cálculo de excedente de libre disposición:</text:span> Autoriza a calcular si te sobra dinero tras financiar una pensión mínima, para poder retirarlo como efectivo.</text:p>
        </text:list-item>
        <text:list-item>
          <text:p text:style-name="P3"><text:span text:style-name="T1">Mantener valor nominal del saldo:</text:span> Opción para que el saldo se mantenga estable durante el proceso de selección de ofertas.</text:p>
        </text:list-item>
        <text:list-item>
          <text:p text:style-name="P3"><text:span text:style-name="T1">Retirar duplicado de SCOMP:</text:span> Autoriza a pedir una copia del informe con las ofertas de pensión de todas las AFP y Compañías de Seguros.</text:p>
        </text:list-item>
        <text:list-item>
          <text:p text:style-name="P3"><text:span text:style-name="T1">Ingresar datos de cuenta bancaria:</text:span> Permite registrar dónde quieres que se deposite tu pensión.</text:p>
        </text:list-item>
        <text:list-item>
          <text:p text:style-name="P3"><text:span text:style-name="T1">Obtener información de pago y traspaso:</text:span> Autoriza a recibir detalles sobre cómo y cuándo se están moviendo tus fondos.</text:p>
        </text:list-item>
        <text:list-item>
          <text:p text:style-name="P3"><text:span text:style-name="T1">Exención de cotizar por edad legal:</text:span> Permite dejar de pagar la cotización obligatoria de salud/previsión al haber cumplido la edad de jubilar.</text:p>
        </text:list-item>
      </text:list>
      <text:p text:style-name="Horizontal_20_Line"/>
      <text:h text:style-name="P1" text:outline-level="2">Certificados</text:h>
      <text:p text:style-name="Text_20_body">Documentos que acreditan tu historia laboral y previsional.</text:p>
      <text:list xml:id="list2891624552" text:style-name="L3">
        <text:list-item>
          <text:p text:style-name="P4"><text:span text:style-name="T1">Histórico de cotizaciones:</text:span> El detalle de todos los meses pagados en tu vida laboral.</text:p>
        </text:list-item>
        <text:list-item>
          <text:p text:style-name="P4"><text:span text:style-name="T1">Antecedente previsional:</text:span> Resumen de tu situación actual en el sistema.</text:p>
        </text:list-item>
        <text:list-item>
          <text:p text:style-name="P4"><text:span text:style-name="T1">Certificado de trabajo pesado:</text:span> Acredita si realizaste labores de desgaste físico que permitan rebajar la edad de jubilación.</text:p>
        </text:list-item>
        <text:list-item>
          <text:p text:style-name="P4"><text:span text:style-name="T1">Certificado de vacaciones progresivas:</text:span> Comprobante de años cotizados necesario para solicitar días de vacaciones extra en el trabajo.</text:p>
        </text:list-item>
        <text:list-item>
          <text:p text:style-name="P4"><text:span text:style-name="T1">Certificado de estado de cuentas:</text:span> Resumen detallado de los saldos en todas tus cuentas de la AFP.</text:p>
        </text:list-item>
        <text:list-item>
          <text:p text:style-name="P4"><text:soft-page-break/><text:span text:style-name="T1">Certificado de calidad de pensionado:</text:span> Documento que acredita que ya eres jubilado para obtener beneficios y descuento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14:35:43.696408938</meta:creation-date>
    <dc:date>2026-03-11T14:36:51.974964346</dc:date>
    <meta:editing-duration>PT1M8S</meta:editing-duration>
    <meta:editing-cycles>1</meta:editing-cycles>
    <meta:document-statistic meta:table-count="0" meta:image-count="0" meta:object-count="0" meta:page-count="3" meta:paragraph-count="37" meta:word-count="675" meta:character-count="4244" meta:non-whitespace-character-count="3637"/>
    <meta:generator>LibreOffice/7.3.7.2$Linux_X86_64 LibreOffice_project/30$Build-2</meta:generator>
  </office:meta>
</office:document-meta>
</file>